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ohit Hindi" svg:font-family="'Lohit Hindi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 style:master-page-name="">
      <style:table-properties style:width="20.142cm" fo:margin-left="0.504cm" style:page-number="auto" table:align="left" style:writing-mode="lr-tb"/>
    </style:style>
    <style:style style:name="Tabela1.A" style:family="table-column">
      <style:table-column-properties style:column-width="6.332cm"/>
    </style:style>
    <style:style style:name="Tabela1.B" style:family="table-column">
      <style:table-column-properties style:column-width="0.279cm"/>
    </style:style>
    <style:style style:name="Tabela1.C" style:family="table-column">
      <style:table-column-properties style:column-width="6.507cm"/>
    </style:style>
    <style:style style:name="Tabela1.D" style:family="table-column">
      <style:table-column-properties style:column-width="0.347cm"/>
    </style:style>
    <style:style style:name="Tabela1.E" style:family="table-column">
      <style:table-column-properties style:column-width="6.676cm"/>
    </style:style>
    <style:style style:name="Tabela1.1" style:family="table-row">
      <style:table-row-properties style:row-height="2.54cm" fo:keep-together="auto"/>
    </style:style>
    <style:style style:name="Tabela1.A1" style:family="table-cell">
      <style:table-cell-properties style:vertical-align="middle" fo:padding-left="0.026cm" fo:padding-right="0.026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0.168cm" fo:text-align="center" style:justify-single-word="false" fo:text-indent="0cm" style:auto-text-indent="false"/>
      <style:text-properties fo:color="#007826" fo:font-size="10.5pt" fo:font-weight="bold" style:font-size-asian="10.5pt" style:font-weight-asian="bold" style:font-size-complex="10.5pt"/>
    </style:style>
    <style:style style:name="P2" style:family="paragraph" style:parent-style-name="Standard">
      <style:paragraph-properties fo:margin-left="0cm" fo:margin-right="0.168cm" fo:text-align="center" style:justify-single-word="false" fo:text-indent="0cm" style:auto-text-indent="false"/>
      <style:text-properties fo:color="#007826"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margin-left="0cm" fo:margin-right="0.168cm" fo:text-align="center" style:justify-single-word="false" fo:text-indent="0cm" style:auto-text-indent="false"/>
      <style:text-properties fo:color="#007826" fo:font-size="10pt" fo:font-weight="bold" style:font-size-asian="10pt" style:font-weight-asian="bold" style:font-size-complex="10pt"/>
    </style:style>
    <style:style style:name="P4" style:family="paragraph" style:parent-style-name="Standard">
      <style:paragraph-properties fo:margin-left="0cm" fo:margin-right="0.168cm" fo:text-align="start" style:justify-single-word="false" fo:text-indent="0cm" style:auto-text-indent="false"/>
      <style:text-properties fo:font-size="10.5pt" fo:font-weight="normal" fo:background-color="#ffffff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margin-left="0cm" fo:margin-right="0.168cm" fo:text-align="start" style:justify-single-word="false" fo:text-indent="0cm" style:auto-text-indent="false"/>
      <style:text-properties fo:color="#000000" fo:font-size="8pt" fo:font-weight="normal" fo:background-color="#b3b3b3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.168cm" fo:text-align="start" style:justify-single-word="false" fo:text-indent="0cm" style:auto-text-indent="false"/>
      <style:text-properties fo:font-size="11pt" fo:font-weight="normal" fo:background-color="#ffffff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cm" fo:margin-right="0.168cm" fo:text-align="start" style:justify-single-word="false" fo:text-indent="0cm" style:auto-text-indent="false"/>
      <style:text-properties fo:font-size="11pt" fo:font-weight="bold" style:font-size-asian="11pt" style:font-weight-asian="bold" style:font-size-complex="11pt"/>
    </style:style>
    <style:style style:name="P8" style:family="paragraph" style:parent-style-name="Standard">
      <style:paragraph-properties fo:margin-left="0cm" fo:margin-right="0.168cm" fo:text-align="start" style:justify-single-word="false" fo:text-indent="0cm" style:auto-text-indent="false"/>
    </style:style>
    <style:style style:name="P9" style:family="paragraph" style:parent-style-name="Standard">
      <style:paragraph-properties fo:margin-left="0cm" fo:margin-right="0.168cm" fo:text-align="start" style:justify-single-word="false" fo:text-indent="0cm" style:auto-text-indent="false"/>
      <style:text-properties fo:font-size="12pt" fo:font-weight="normal" fo:background-color="#fffff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.168cm" fo:text-align="start" style:justify-single-word="false" fo:text-indent="0cm" style:auto-text-indent="false"/>
      <style:text-properties fo:font-size="10pt" fo:font-weight="bold" style:font-size-asian="10pt" style:font-weight-asian="bold" style:font-size-complex="10pt"/>
    </style:style>
    <style:style style:name="P11" style:family="paragraph" style:parent-style-name="Standard">
      <style:paragraph-properties fo:margin-left="0.168cm" fo:margin-right="0.168cm" fo:text-indent="0cm" style:auto-text-indent="false" style:snap-to-layout-grid="false"/>
    </style:style>
    <style:style style:name="P12" style:family="paragraph" style:parent-style-name="Standard">
      <style:paragraph-properties fo:margin-left="0.168cm" fo:margin-right="0.168cm" fo:text-indent="0cm" style:auto-text-indent="false" style:snap-to-layout-grid="false"/>
      <style:text-properties fo:font-size="14pt" style:font-size-asian="14pt"/>
    </style:style>
    <style:style style:name="P13" style:family="paragraph" style:parent-style-name="Standard">
      <style:paragraph-properties fo:margin-left="0.168cm" fo:margin-right="0.168cm" fo:text-indent="0cm" style:auto-text-indent="false" style:snap-to-layout-grid="false"/>
      <style:text-properties fo:font-size="14pt" fo:font-weight="normal" fo:background-color="#ffffff" style:font-size-asian="14pt" style:font-weight-asian="normal" style:font-size-complex="12pt" style:font-weight-complex="normal"/>
    </style:style>
    <style:style style:name="P14" style:family="paragraph" style:parent-style-name="Standard">
      <loext:graphic-properties draw:fill="none"/>
      <style:paragraph-properties fo:margin-left="0cm" fo:margin-right="-0.101cm" fo:text-align="start" style:justify-single-word="false" fo:orphans="2" fo:widows="2" fo:hyphenation-ladder-count="no-limit" fo:text-indent="0cm" style:auto-text-indent="false" fo:background-color="transparent" style:writing-mode="lr-tb"/>
      <style:text-properties fo:color="#000000" fo:font-size="8pt" fo:font-weight="normal" fo:background-color="#b3b3b3" style:font-size-asian="8pt" style:font-weight-asian="normal" style:font-size-complex="8pt" style:font-weight-complex="normal" fo:hyphenate="false" fo:hyphenation-remain-char-count="2" fo:hyphenation-push-char-count="2"/>
    </style:style>
    <style:style style:name="T1" style:family="text">
      <style:text-properties fo:font-size="8pt" fo:font-weight="normal" fo:background-color="#b3b3b3" loext:char-shading-value="0" style:font-size-asian="8pt" style:font-weight-asian="normal" style:font-size-complex="8pt" style:font-weight-complex="normal"/>
    </style:style>
    <style:style style:name="T2" style:family="text">
      <style:text-properties fo:font-size="10pt" fo:font-weight="normal" fo:background-color="#b3b3b3" loext:char-shading-value="0" style:font-size-asian="10pt" style:font-weight-asian="normal" style:font-size-complex="10pt" style:font-weight-complex="normal"/>
    </style:style>
    <style:style style:name="T3" style:family="text">
      <style:text-properties officeooo:rsid="0015c52a"/>
    </style:style>
    <style:style style:name="T4" style:family="text">
      <style:text-properties fo:font-size="10.5pt" style:font-size-asian="10.5pt" style:font-size-complex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2">OM-338 PT <text:s text:c="6"/>LEAD FREE</text:p>
            <text:p text:style-name="P7"><text:s/>Data receb:___/___/___</text:p>
            <text:p text:style-name="P8"><text:span text:style-name="T1"><text:s text:c="2"/>Retirar do refrigerador 6 horas antes do uso</text:span><text:span text:style-name="T2"> </text:span></text:p>
            <text:p text:style-name="P6"><text:s text:c="2"/><text:span text:style-name="T4">Data da saída:__/__/__</text:span></text:p>
            <text:p text:style-name="P4"><text:s text:c="2"/>Hora saída:____:____</text:p>
            <text:p text:style-name="P5"><text:s text:c="2"/>Consumir a pasta em 15 dias após saída <text:span text:style-name="T3">ref</text:span>rigeração</text:p>
            <text:p text:style-name="P9"/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2">OM-338 PT <text:s text:c="6"/>LEAD FREE</text:p>
            <text:p text:style-name="P7">Data receb:___/___/___</text:p>
            <text:p text:style-name="P8"><text:span text:style-name="T1">Retirar do refrigerador 6 horas antes do uso</text:span><text:span text:style-name="T2"> </text:span></text:p>
            <text:p text:style-name="P4">Data da saída:__/__/__</text:p>
            <text:p text:style-name="P4">Hora saída:____:____</text:p>
            <text:p text:style-name="P5">Consumir a pasta em 15 dias após saída da refrigeração</text:p>
            <text:p text:style-name="P9"/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3">OM-338 PT <text:s text:c="6"/>LEAD FREE</text:p>
            <text:p text:style-name="P7">Data receb:___/___/___</text:p>
            <text:p text:style-name="P8"><text:span text:style-name="T1">Retirar do refrigerador 6 horas antes do uso</text:span><text:span text:style-name="T2"> </text:span></text:p>
            <text:p text:style-name="P6">Data da saída:__/__/__</text:p>
            <text:p text:style-name="P6">Hora saída:____:____</text:p>
            <text:p text:style-name="P5">Consumir a pasta em 15 dias após saída da refrigeração</text:p>
            <text:p text:style-name="P9"/>
          </table:table-cell>
        </table:table-row>
        <table:table-row table:style-name="Tabela1.1">
          <table:table-cell table:style-name="Tabela1.A1" office:value-type="string">
            <text:p text:style-name="P3">OM-338 PT <text:s text:c="6"/>LEAD FREE</text:p>
            <text:p text:style-name="P7">Data receb:___/___/___</text:p>
            <text:p text:style-name="P8"><text:span text:style-name="T1">Retirar do refrigerador 6 horas antes do uso</text:span><text:span text:style-name="T2"> </text:span></text:p>
            <text:p text:style-name="P4">Data da saída:__/__/__</text:p>
            <text:p text:style-name="P4">Hora saída:____:____</text:p>
            <text:p text:style-name="P5">Consumir a pasta em 15 dias após saída <text:s/>refrigeração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">OM-338 PT <text:s text:c="6"/>LEAD FREE</text:p>
            <text:p text:style-name="P7">Data receb:___/___/___</text:p>
            <text:p text:style-name="P8"><text:span text:style-name="T1">Retirar do refrigerador 6 horas antes do uso</text:span><text:span text:style-name="T2"> </text:span></text:p>
            <text:p text:style-name="P4">Data da saída:__/__/__</text:p>
            <text:p text:style-name="P6"><text:span text:style-name="T4">Hora saída:____:_</text:span>___</text:p>
            <text:p text:style-name="P5">Consumir a pasta em 15 dias após saída da refrigeração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1">OM-338 PT <text:s text:c="6"/>LEAD FREE</text:p>
            <text:p text:style-name="P7">Data receb:___/___/___</text:p>
            <text:p text:style-name="P8"><text:span text:style-name="T1">Retirar do refrigerador 6 horas antes do uso</text:span><text:span text:style-name="T2"> </text:span></text:p>
            <text:p text:style-name="P6">Data da saída:__/__/__</text:p>
            <text:p text:style-name="P6">Hora saída:____:____</text:p>
            <text:p text:style-name="P5">Consumir a pasta em 15 dias após saída da refrigeração</text:p>
          </table:table-cell>
        </table:table-row>
        <table:table-row table:style-name="Tabela1.1">
          <table:table-cell table:style-name="Tabela1.A1" office:value-type="string">
            <text:p text:style-name="P2">OM-338 PT <text:s text:c="6"/>LEAD FREE</text:p>
            <text:p text:style-name="P7">Data receb:___/___/___</text:p>
            <text:p text:style-name="P8"><text:span text:style-name="T1">Retirar do refrigerador 6 horas antes do uso</text:span><text:span text:style-name="T2"> </text:span></text:p>
            <text:p text:style-name="P4">Data da saída:__/__/__</text:p>
            <text:p text:style-name="P4">Hora saída:____:____</text:p>
            <text:p text:style-name="P14">Consumir a pasta em 15 dias após saída da refrigeração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3">OM-338 PT <text:s text:c="6"/>LEAD FREE</text:p>
            <text:p text:style-name="P7">Data receb:___/___/___</text:p>
            <text:p text:style-name="P8"><text:span text:style-name="T1">Retirar do refrigerador 6 horas antes do uso</text:span><text:span text:style-name="T2"> </text:span></text:p>
            <text:p text:style-name="P4">Data da saída:__/__/__</text:p>
            <text:p text:style-name="P4">Hora saída:____:____</text:p>
            <text:p text:style-name="P5">Consumir a pasta em 15 dias após saída da refrigeração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3">OM-338 PT <text:s text:c="6"/>LEAD FREE</text:p>
            <text:p text:style-name="P10">Data receb:___/___/___</text:p>
            <text:p text:style-name="P8"><text:span text:style-name="T1">Retirar do refrigerador 6 horas antes do uso</text:span><text:span text:style-name="T2"> </text:span></text:p>
            <text:p text:style-name="P6">Data da saída:__/__/__</text:p>
            <text:p text:style-name="P6">Hora saída:____:____</text:p>
            <text:p text:style-name="P5">Consumir a pasta em 15 dias após saída da refrigeração</text:p>
          </table:table-cell>
        </table:table-row>
        <table:table-row table:style-name="Tabela1.1">
          <table:table-cell table:style-name="Tabela1.A1" office:value-type="string">
            <text:p text:style-name="P3">OM-338 PT <text:s text:c="6"/>LEAD FREE</text:p>
            <text:p text:style-name="P7">Data receb:___/___/___</text:p>
            <text:p text:style-name="P8"><text:span text:style-name="T1">Retirar do refrigerador 6 horas antes do uso</text:span><text:span text:style-name="T2"> </text:span></text:p>
            <text:p text:style-name="P4">Data da saída:__/__/__</text:p>
            <text:p text:style-name="P4">Hora saída:____:____</text:p>
            <text:p text:style-name="P5">Consumir a pasta em 15 dias após saída refrigeração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3">OM-338 PT <text:s text:c="6"/>LEAD FREE</text:p>
            <text:p text:style-name="P10">Data receb:___/___/___</text:p>
            <text:p text:style-name="P8"><text:span text:style-name="T1">Retirar do refrigerador 6 horas antes do uso</text:span><text:span text:style-name="T2"> </text:span></text:p>
            <text:p text:style-name="P4">Data da saída:__/__/__</text:p>
            <text:p text:style-name="P6"><text:span text:style-name="T4">Hora saída:____:</text:span>____</text:p>
            <text:p text:style-name="P5">Consumir a pasta em 15 dias após saída da refrigeração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3">OM-338 PT <text:s text:c="6"/>LEAD FREE</text:p>
            <text:p text:style-name="P10">Data receb:___/___/___</text:p>
            <text:p text:style-name="P8"><text:span text:style-name="T1">Retirar do refrigerador 6 horas antes do uso</text:span><text:span text:style-name="T2"> </text:span></text:p>
            <text:p text:style-name="P6">Data da saída:__/__/__</text:p>
            <text:p text:style-name="P6">Hora saída:____:____</text:p>
            <text:p text:style-name="P5">Consumir a pasta em 15 dias após saída da refrigeração</text:p>
          </table:table-cell>
        </table:table-row>
        <table:table-row table:style-name="Tabela1.1">
          <table:table-cell table:style-name="Tabela1.A1" office:value-type="string">
            <text:p text:style-name="P3">OM-338 PT <text:s text:c="6"/>LEAD FREE</text:p>
            <text:p text:style-name="P10">Data receb:___/___/___</text:p>
            <text:p text:style-name="P8"><text:span text:style-name="T1">Retirar do refrigerador 6 horas antes do uso</text:span><text:span text:style-name="T2"> </text:span></text:p>
            <text:p text:style-name="P4">Data da saída:__/__/__</text:p>
            <text:p text:style-name="P4">Hora saída:____:____</text:p>
            <text:p text:style-name="P5">Consumir a pasta em 15 dias após saída <text:s/>refrigeração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3">OM-338 PT <text:s text:c="6"/>LEAD FREE</text:p>
            <text:p text:style-name="P7">Data receb:___/___/___</text:p>
            <text:p text:style-name="P8"><text:span text:style-name="T1">Retirar do refrigerador 6 horas antes do uso</text:span><text:span text:style-name="T2"> </text:span></text:p>
            <text:p text:style-name="P4">Data da saída:__/__/__</text:p>
            <text:p text:style-name="P6"><text:span text:style-name="T4">Hora saída:____:__</text:span>__</text:p>
            <text:p text:style-name="P5">Consumir a pasta em 15 dias após saída da refrigeração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3">OM-338 PT <text:s text:c="6"/>LEAD FREE</text:p>
            <text:p text:style-name="P10">Data receb:___/___/___</text:p>
            <text:p text:style-name="P8"><text:span text:style-name="T1">Retirar do refrigerador 6 horas antes do uso</text:span><text:span text:style-name="T2"> </text:span></text:p>
            <text:p text:style-name="P6">Data da saída:__/__/__</text:p>
            <text:p text:style-name="P6">Hora saída:____:____</text:p>
            <text:p text:style-name="P5">Consumir a pasta em 15 dias após saída da refrigeração</text:p>
          </table:table-cell>
        </table:table-row>
        <table:table-row table:style-name="Tabela1.1">
          <table:table-cell table:style-name="Tabela1.A1" office:value-type="string">
            <text:p text:style-name="P3">OM-338 PT <text:s text:c="6"/>LEAD FREE</text:p>
            <text:p text:style-name="P7">Data receb:___/___/___</text:p>
            <text:p text:style-name="P8"><text:span text:style-name="T1">Retirar do refrigerador 6 horas antes do uso</text:span><text:span text:style-name="T2"> </text:span></text:p>
            <text:p text:style-name="P4">Data da saída:__/__/__</text:p>
            <text:p text:style-name="P6"><text:span text:style-name="T4">Hora saída:____:___</text:span>_</text:p>
            <text:p text:style-name="P5">Consumir a pasta em 15 dias após saída <text:s/>refrigeração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3">OM-338 PT <text:s text:c="6"/>LEAD FREE</text:p>
            <text:p text:style-name="P7">Data receb:___/___/___</text:p>
            <text:p text:style-name="P8"><text:span text:style-name="T1">Retirar do refrigerador 6 horas antes do uso</text:span><text:span text:style-name="T2"> </text:span></text:p>
            <text:p text:style-name="P6">D<text:span text:style-name="T4">ata da saída:__/__/__</text:span></text:p>
            <text:p text:style-name="P6"><text:span text:style-name="T4">Hora saída:___</text:span>_:____</text:p>
            <text:p text:style-name="P5">Consumir a pasta em 15 dias após saída da refrigeração</text:p>
          </table:table-cell>
          <table:table-cell table:style-name="Tabela1.A1" office:value-type="string">
            <text:p text:style-name="P12"/>
          </table:table-cell>
          <table:table-cell table:style-name="Tabela1.A1" office:value-type="string">
            <text:p text:style-name="P3">OM-338 PT <text:s text:c="6"/>LEAD FREE</text:p>
            <text:p text:style-name="P10">Data receb:___/___/___</text:p>
            <text:p text:style-name="P8"><text:span text:style-name="T1">Retirar do refrigerador 6 horas antes do uso</text:span><text:span text:style-name="T2"> </text:span></text:p>
            <text:p text:style-name="P6">Data da saída:__/__/__</text:p>
            <text:p text:style-name="P6">Hora saída:____:____</text:p>
            <text:p text:style-name="P5">Consumir a pasta em 15 dias após saída da refrigeração</text:p>
          </table:table-cell>
        </table:table-row>
        <table:table-row table:style-name="Tabela1.1">
          <table:table-cell table:style-name="Tabela1.A1" office:value-type="string">
            <text:p text:style-name="P3">OM-338 PT <text:s text:c="6"/>LEAD FREE</text:p>
            <text:p text:style-name="P10">Data receb:___/___/___</text:p>
            <text:p text:style-name="P8"><text:span text:style-name="T1">Retirar do refrigerador 6 horas antes do uso</text:span><text:span text:style-name="T2"> </text:span></text:p>
            <text:p text:style-name="P4">Data da saída:__/__/__</text:p>
            <text:p text:style-name="P4">Hora saída:____:____</text:p>
            <text:p text:style-name="P5">Consumir a pasta em 15 dias após saída <text:s/>refrigeração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3">OM-338 PT <text:s text:c="6"/>LEAD FREE</text:p>
            <text:p text:style-name="P10">Data receb:___/___/___</text:p>
            <text:p text:style-name="P8"><text:span text:style-name="T1">Retirar do refrigerador 6 horas antes do uso</text:span><text:span text:style-name="T2"> </text:span></text:p>
            <text:p text:style-name="P4">Data da saída:__/__/__</text:p>
            <text:p text:style-name="P6"><text:span text:style-name="T4">Hora saída:____:_</text:span>___</text:p>
            <text:p text:style-name="P5">Consumir a pasta em 15 dias após saída da refrigeração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3">OM-338 PT <text:s text:c="6"/>LEAD FREE</text:p>
            <text:p text:style-name="P10">Data receb:___/___/___</text:p>
            <text:p text:style-name="P8"><text:span text:style-name="T1">Retirar do refrigerador 6 horas antes do uso</text:span><text:span text:style-name="T2"> </text:span></text:p>
            <text:p text:style-name="P6">Data da saída:__/__/__</text:p>
            <text:p text:style-name="P6">Hora saída:____:____</text:p>
            <text:p text:style-name="P5">Consumir a pasta em 15 dias após saída da refrigeração</text:p>
          </table:table-cell>
        </table:table-row>
        <table:table-row table:style-name="Tabela1.1">
          <table:table-cell table:style-name="Tabela1.A1" office:value-type="string">
            <text:p text:style-name="P3">OM-338 PT <text:s text:c="6"/>LEAD FREE</text:p>
            <text:p text:style-name="P10">Data receb:___/___/___</text:p>
            <text:p text:style-name="P8"><text:span text:style-name="T1">Retirar do refrigerador 6 horas antes do uso</text:span><text:span text:style-name="T2"> </text:span></text:p>
            <text:p text:style-name="P4">Data da saída:__/__/__</text:p>
            <text:p text:style-name="P4">Hora saída:____:____</text:p>
            <text:p text:style-name="P5">Consumir a pasta em 15 dias após saída <text:s/>refrigeração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2">OM-338 PT <text:s text:c="6"/>LEAD FREE</text:p>
            <text:p text:style-name="P7">Data receb:___/___/___</text:p>
            <text:p text:style-name="P8"><text:span text:style-name="T1">Retirar do refrigerador 6 horas antes do uso</text:span><text:span text:style-name="T2"> </text:span></text:p>
            <text:p text:style-name="P4">Data da saída:__/__/__</text:p>
            <text:p text:style-name="P6"><text:span text:style-name="T4">Hora saída:____:</text:span>____</text:p>
            <text:p text:style-name="P5">Consumir a pasta em 15 dias após saída da refrigeração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3">OM-338 PT <text:s text:c="6"/>LEAD FREE</text:p>
            <text:p text:style-name="P10">Data receb:___/___/___</text:p>
            <text:p text:style-name="P8"><text:span text:style-name="T1">Retirar do refrigerador 6 horas antes do uso</text:span><text:span text:style-name="T2"> </text:span></text:p>
            <text:p text:style-name="P6">Data da saída:__/__/__</text:p>
            <text:p text:style-name="P6">Hora saída:____:____</text:p>
            <text:p text:style-name="P5">Consumir a pasta em 15 dias após saída da refrigeração</text:p>
          </table:table-cell>
        </table:table-row>
        <table:table-row table:style-name="Tabela1.1">
          <table:table-cell table:style-name="Tabela1.A1" office:value-type="string">
            <text:p text:style-name="P3">OM-338 PT <text:s text:c="6"/>LEAD FREE</text:p>
            <text:p text:style-name="P10">Data receb:___/___/___</text:p>
            <text:p text:style-name="P8"><text:span text:style-name="T1">Retirar do refrigerador 6 horas antes do uso</text:span><text:span text:style-name="T2"> </text:span></text:p>
            <text:p text:style-name="P4">Data da saída:__/__/__</text:p>
            <text:p text:style-name="P4">Hora saída:____:____</text:p>
            <text:p text:style-name="P5">Consumir a pasta em 15 dias após saída <text:s/>refrigeração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3">OM-338 PT <text:s text:c="6"/>LEAD FREE</text:p>
            <text:p text:style-name="P10">Data receb:___/___/___</text:p>
            <text:p text:style-name="P8"><text:span text:style-name="T1">Retirar do refrigerador 6 horas antes do uso</text:span><text:span text:style-name="T2"> </text:span></text:p>
            <text:p text:style-name="P4">Data da saída:__/__/__</text:p>
            <text:p text:style-name="P6"><text:span text:style-name="T4">Hora saída:____</text:span>:____</text:p>
            <text:p text:style-name="P5">Consumir a pasta em 15 dias após saída da refrigeração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3">OM-338 PT <text:s text:c="6"/>LEAD FREE</text:p>
            <text:p text:style-name="P10">Data receb:___/___/___</text:p>
            <text:p text:style-name="P8"><text:span text:style-name="T1">Retirar do refrigerador 6 horas antes do uso</text:span><text:span text:style-name="T2"> </text:span></text:p>
            <text:p text:style-name="P6">Data da saída:__/__/__</text:p>
            <text:p text:style-name="P6">Hora saída:____:____</text:p>
            <text:p text:style-name="P5">Consumir a pasta em 15 dias após saída da refrigeração</text:p>
          </table:table-cell>
        </table:table-row>
        <table:table-row table:style-name="Tabela1.1">
          <table:table-cell table:style-name="Tabela1.A1" office:value-type="string">
            <text:p text:style-name="P3">OM-338 PT <text:s text:c="6"/>LEAD FREE</text:p>
            <text:p text:style-name="P10">Data receb:___/___/___</text:p>
            <text:p text:style-name="P8"><text:span text:style-name="T1">Retirar do refrigerador 6 horas antes do uso</text:span><text:span text:style-name="T2"> </text:span></text:p>
            <text:p text:style-name="P4">Data da saída:__/__/__</text:p>
            <text:p text:style-name="P4">Hora saída:____:____</text:p>
            <text:p text:style-name="P5">Consumir a pasta em 15 dias após saída <text:s/>refrigeração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3">OM-338 PT <text:s text:c="6"/>LEAD FREE</text:p>
            <text:p text:style-name="P10">Data receb:___/___/___</text:p>
            <text:p text:style-name="P8"><text:span text:style-name="T1">Retirar do refrigerador 6 horas antes do uso</text:span><text:span text:style-name="T2"> </text:span></text:p>
            <text:p text:style-name="P6">D<text:span text:style-name="T4">ata da saída:__/__/__</text:span></text:p>
            <text:p text:style-name="P4">Hora saída:____:____</text:p>
            <text:p text:style-name="P5">Consumir a pasta em 15 dias após saída da refrigeração</text:p>
          </table:table-cell>
          <table:table-cell table:style-name="Tabela1.A1" office:value-type="string">
            <text:p text:style-name="P11"/>
          </table:table-cell>
          <table:table-cell table:style-name="Tabela1.A1" office:value-type="string">
            <text:p text:style-name="P3">OM-338 PT <text:s text:c="6"/>LEAD FREE</text:p>
            <text:p text:style-name="P10">Data receb:___/___/___</text:p>
            <text:p text:style-name="P8"><text:span text:style-name="T1">Retirar do refrigerador 6 horas antes do uso</text:span><text:span text:style-name="T2"> </text:span></text:p>
            <text:p text:style-name="P6">Data da saída:__/__/__</text:p>
            <text:p text:style-name="P6">Hora saída:____:____</text:p>
            <text:p text:style-name="P5">Consumir a pasta em 15 dias após saída da refrigeraçã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ohit Hindi" svg:font-family="'Lohit Hindi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168cm" fo:margin-right="0.168cm" fo:text-indent="0cm" style:auto-text-indent="false"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.168cm" fo:text-align="center" style:justify-single-word="false" fo:text-indent="0cm" style:auto-text-indent="fals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.168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.168cm" fo:text-indent="0cm" style:auto-text-indent="false" fo:keep-with-next="always"/>
      <style:text-properties fo:font-size="14pt" fo:font-weight="bold" style:font-size-asian="14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Fonte_20_parág._20_padrão" style:display-name="Fonte parág. padrã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601cm" fo:page-height="27.801cm" style:num-format="1" style:print-orientation="portrait" fo:margin-top="1.3cm" fo:margin-bottom="0cm" fo:margin-left="0.4cm" fo:margin-right="0.4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OOOOOOOOOOOOOOOOOOOOOOOOOOOOOOOOOOOOOOOOOOOOOOOOOOOOOOOOOOOOOOOOOOOOOOOOOOOOOOOOOOOOOOOOOOOOOOOOOOOOOOOOOOOOOOOOOOOOO</dc:title>
    <meta:initial-creator>**</meta:initial-creator>
    <meta:creation-date>2002-01-07T16:49:00</meta:creation-date>
    <dc:date>2020-04-09T15:06:54.865055832</dc:date>
    <meta:editing-cycles>6</meta:editing-cycles>
    <meta:editing-duration>PT2H1M25S</meta:editing-duration>
    <meta:generator>LibreOffice/6.1.3.2$Linux_X86_64 LibreOffice_project/86daf60bf00efa86ad547e59e09d6bb77c699acb</meta:generator>
    <meta:print-date>2020-04-09T14:34:40.583026368</meta:print-date>
    <meta:document-statistic meta:table-count="1" meta:image-count="0" meta:object-count="0" meta:page-count="1" meta:paragraph-count="180" meta:word-count="861" meta:character-count="5629" meta:non-whitespace-character-count="4722"/>
  </office:meta>
</office:document-meta>
</file>